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Acceder au BIOS</text:p>
      <text:p text:style-name="Normal"/>
      <text:list text:style-name="LFO1" text:continue-numbering="true">
        <text:list-item>
          <text:p text:style-name="P2">Maintenir la touche Fn puis redémarrer le windows dans…. en même temps le F12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2-10-24T10:59:00Z</meta:creation-date>
    <dc:date>2022-10-24T11:01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4" meta:character-count="94" meta:row-count="1" meta:non-whitespace-character-count="81"/>
  </office:meta>
</office:document-meta>
</file>